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b5a4"/>
    </style:style>
    <style:style style:name="P2" style:family="paragraph" style:parent-style-name="Standard">
      <style:paragraph-properties fo:text-align="start" style:justify-single-word="false"/>
      <style:text-properties fo:font-size="16pt" fo:font-weight="bold" officeooo:paragraph-rsid="0002b5a4"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officeooo:paragraph-rsid="0002b5a4" style:font-size-asian="26pt" style:font-weight-asian="bold" style:font-size-complex="2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rem ipsum</text:p>
      <text:p text:style-name="P1"/>
      <text:p text:style-name="P2"><text:tab/>Lorem ipsum dolor sit amet, consectetur adipiscing elit. Nunc ac faucibus odio.</text:p>
      <text:p text:style-name="P1"/>
      <text:p text:style-name="P1"><text:tab/>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4T10:14:07.181973010</meta:creation-date>
    <dc:date>2020-06-04T10:17:14.044310680</dc:date>
    <meta:editing-duration>PT3M7S</meta:editing-duration>
    <meta:editing-cycles>1</meta:editing-cycles>
    <meta:document-statistic meta:table-count="0" meta:image-count="0" meta:object-count="0" meta:page-count="1" meta:paragraph-count="3" meta:word-count="122" meta:character-count="821" meta:non-whitespace-character-count="700"/>
    <meta:generator>LibreOffice/6.4.0.1$Linux_X86_64 LibreOffice_project/1b6477b31f0334bd8620a96f0aeeb449b587be9f</meta:generator>
  </office:meta>
</office:document-meta>
</file>